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</office:automatic-styles>
  <office:body>
    <office:text>
      <text:p text:style-name="Title">ODT Document</text:p>
      <text:p text:style-name="Author">Emanuel Fuentes</text:p>
      <text:p text:style-name="Date">2024-04-22</text:p>
      <text:h text:style-name="Heading_20_2" text:outline-level="2"><text:bookmark-start text:name="r-markdown"/>R Markdown<text:bookmark-end text:name="r-markdown"/>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<text:bookmark-start text:name="including-plots"/>Including Plots<text:bookmark-end text:name="including-plots"/></text:h>
      <text:p text:style-name="First_20_paragraph">You can also embed plots, for example:</text:p>
      <text:p text:style-name="Text_20_body"><draw:frame draw:name="img1" svg:width="363.7894736842105pt" svg:height="291.0315789473684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ODT Document</dc:title>
    <dc:description/>
    <dc:subject/>
    <meta:keyword/>
    <meta:initial-creator>Emanuel Fuentes</meta:initial-creator>
    <dc:creator>Emanuel Fuentes</dc:creator>
    <meta:creation-date>2024-04-22T14:52:15Z</meta:creation-date>
    <dc:date>2024-04-22T14:52:15Z</dc:date>
    <meta:user-defined meta:name="date" meta:value-type="string">2024-04-22</meta:user-defined>
    <meta:user-defined meta:name="output" meta:value-type="string">odt_document</meta:user-defined>
  </office:meta>
</office:document-meta>
</file>